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text-align="start" style:justify-single-word="false"/>
      <style:text-properties fo:background-color="transparent"/>
    </style:style>
    <style:style style:name="P4" style:family="paragraph" style:parent-style-name="Standard" style:list-style-name="L1">
      <style:text-properties fo:background-color="#ffff00"/>
    </style:style>
    <style:style style:name="P5" style:family="paragraph" style:parent-style-name="Standard" style:list-style-name="L2">
      <style:text-properties fo:background-color="#ffff00"/>
    </style:style>
    <style:style style:name="P6" style:family="paragraph" style:parent-style-name="Standard" style:list-style-name="L2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cklist – noite produtiva</text:p>
      <text:p text:style-name="Standard"/>
      <text:list xml:id="list1111380431" text:style-name="L1">
        <text:list-item>
          <text:p text:style-name="P4">Escrever pelo menos o desenvolvimento do roteiro do vídeo de vendas;</text:p>
        </text:list-item>
        <text:list-item>
          <text:p text:style-name="P4">Redigir os checklist dia produtivo de amanhã;</text:p>
        </text:list-item>
        <text:list-item>
          <text:p text:style-name="P4">Ler sobre corrida;</text:p>
        </text:list-item>
        <text:list-item>
          <text:p text:style-name="P4">Avaliar preços de tênis;</text:p>
        </text:list-item>
      </text:list>
      <text:p text:style-name="P1"/>
      <text:p text:style-name="P3">3 e 4 foram realizadas com sucesso estimado em mais de 9.000;</text:p>
      <text:p text:style-name="P2"/>
      <text:p text:style-name="Standard"/>
      <text:p text:style-name="Standard">Checklist – dia produtivo 27/01</text:p>
      <text:p text:style-name="Standard"/>
      <text:list xml:id="list77176103" text:style-name="L2">
        <text:list-item>
          <text:p text:style-name="P5">Ás 08:00 ir para o treinamento de professores assistir aula;</text:p>
        </text:list-item>
        <text:list-item>
          <text:p text:style-name="P5">Ás 10:00 ir ao dentista fazer o modelo da prótese;</text:p>
        </text:list-item>
        <text:list-item>
          <text:p text:style-name="P5">Ás 13:00 ir para o treinamento de professores resolver exercícos;</text:p>
        </text:list-item>
        <text:list-item>
          <text:p text:style-name="P6">Após o treinamento ir para o laboratório cumprir requisitos de produtividade referentes ao trabalho ou faculdade;</text:p>
        </text:list-item>
        <text:list-item>
          <text:p text:style-name="P6">Caminhar – cancelada por lesão - </text:p>
        </text:list-item>
        <text:list-item>
          <text:p text:style-name="P6">Ler 1 cap do livro 1984 (horário livre);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9:24:26</meta:creation-date>
    <dc:date>2015-01-27T15:26:06</dc:date>
    <meta:editing-duration>PT4M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3" meta:word-count="116" meta:character-count="655" meta:non-whitespace-character-count="561"/>
  </office:meta>
</office:document-meta>
</file>